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Basic/Standard/Celtix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Arial" svg:font-family="Arial"/>
    <style:font-face style:name="DIN-Regular" svg:font-family="DIN-Regular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</office:font-face-decls>
  <office:automatic-styles>
    <style:style style:name="P1" style:family="paragraph" style:parent-style-name="Contents_20_1">
      <style:paragraph-properties>
        <style:tab-stops/>
      </style:paragraph-properties>
    </style:style>
    <style:style style:name="P2" style:family="paragraph" style:parent-style-name="Contents_20_2">
      <style:paragraph-properties>
        <style:tab-stops/>
      </style:paragraph-properties>
    </style:style>
    <style:style style:name="P3" style:family="paragraph" style:parent-style-name="Answer" style:list-style-name="L1"/>
    <style:style style:name="P4" style:family="paragraph" style:parent-style-name="LB_5f_ListBullet" style:list-style-name="List_20_1"/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2.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Features FAQ</text:p>
      <text:table-of-content text:style-name="Sect1" text:protected="true" text:name="Table of Contents1">
        <text:table-of-content-source text:outline-level="2" text:use-index-marks="false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text/>
            <text:index-entry-link-end/>
          </text:table-of-content-entry-template>
          <text:index-source-styles text:outline-level="1">
            <text:index-source-style text:style-name="Question"/>
            <text:index-source-style text:style-name="Qustion1"/>
          </text:index-source-styles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"><text:a xlink:type="simple" xlink:href="#Transports|outline" text:style-name="Internet_20_link" text:visited-style-name="Internet_20_link">Transports</text:a></text:p>
          <text:p text:style-name="P2"><text:a xlink:type="simple" xlink:href="#What transports does Celtix support?|outline" text:style-name="Internet_20_link" text:visited-style-name="Internet_20_link">What transports does Celtix support?</text:a></text:p>
          <text:p text:style-name="P1"><text:a xlink:type="simple" xlink:href="#Bindings|outline" text:style-name="Internet_20_link" text:visited-style-name="Internet_20_link">Bindings</text:a></text:p>
          <text:p text:style-name="P2"><text:a xlink:type="simple" xlink:href="#What bindings does Celtix support?|outline" text:style-name="Internet_20_link" text:visited-style-name="Internet_20_link">What bindings does Celtix support?</text:a></text:p>
          <text:p text:style-name="P1"><text:a xlink:type="simple" xlink:href="#Language Support|outline" text:style-name="Internet_20_link" text:visited-style-name="Internet_20_link">Language Support</text:a></text:p>
          <text:p text:style-name="P2"><text:a xlink:type="simple" xlink:href="#What versions of Java does Celtix support?|outline" text:style-name="Internet_20_link" text:visited-style-name="Internet_20_link">What versions of Java does Celtix support?</text:a></text:p>
          <text:p text:style-name="P2"><text:a xlink:type="simple" xlink:href="#Does Celtix support development languages other than Java?|outline" text:style-name="Internet_20_link" text:visited-style-name="Internet_20_link">Does Celtix support development languages other than Java?</text:a></text:p>
          <text:p text:style-name="P1"><text:a xlink:type="simple" xlink:href="#Tools|outline" text:style-name="Internet_20_link" text:visited-style-name="Internet_20_link">Tools</text:a></text:p>
          <text:p text:style-name="P2"><text:a xlink:type="simple" xlink:href="#Does Celtix provide any tools to assist in developing applications with Celtix?|outline" text:style-name="Internet_20_link" text:visited-style-name="Internet_20_link">Does Celtix provide any tools to assist in developing applications with Celtix?</text:a></text:p>
          <text:p text:style-name="P2"><text:a xlink:type="simple" xlink:href="#Are there any GUI tools for working with Celtix?|outline" text:style-name="Internet_20_link" text:visited-style-name="Internet_20_link">Are there any GUI tools for working with Celtix?</text:a></text:p>
          <text:p text:style-name="P1"><text:a xlink:type="simple" xlink:href="#Orchestration|outline" text:style-name="Internet_20_link" text:visited-style-name="Internet_20_link">Orchestration</text:a></text:p>
          <text:p text:style-name="P2"><text:a xlink:type="simple" xlink:href="#Does Cetlix provide any orchestration features?|outline" text:style-name="Internet_20_link" text:visited-style-name="Internet_20_link">Does Cetlix provide any orchestration features?</text:a></text:p>
        </text:index-body>
      </text:table-of-content>
      <text:h text:style-name="S_5f_Section" text:outline-level="1" text:is-list-header="true">Transports</text:h>
      <text:h text:style-name="Question" text:outline-level="2" text:is-list-header="true">What transports does Celtix support?</text:h>
      <text:p text:style-name="Answer">Currently, Celtix supports the following transports:</text:p>
      <text:list text:style-name="L1">
        <text:list-item>
          <text:p text:style-name="P3">HTTP</text:p>
        </text:list-item>
        <text:list-item>
          <text:p text:style-name="P3">JMS</text:p>
        </text:list-item>
      </text:list>
      <text:p text:style-name="Answer">In addition, Celtix provides an extensibility API, which makes it easy to add custom protocols to the Celtix runtime.</text:p>
      <text:h text:style-name="S_5f_Section" text:outline-level="1" text:is-list-header="true">Bindings</text:h>
      <text:h text:style-name="Question" text:outline-level="2" text:is-list-header="true">What bindings does Celtix support?</text:h>
      <text:p text:style-name="Answer">Currently, Celtix supports the following bindings:</text:p>
      <text:list text:style-name="L1">
        <text:list-item text:start-value="1">
          <text:p text:style-name="P3">SOAP 1.1</text:p>
        </text:list-item>
        <text:list-item>
          <text:p text:style-name="P3">Native XML</text:p>
        </text:list-item>
      </text:list>
      <text:p text:style-name="Answer">In addition, Celtix provides an extensibility API, which makes it easy to add custom protocols to the Celtix runtime.</text:p>
      <text:h text:style-name="S_5f_Section" text:outline-level="1" text:is-list-header="true">Language Support</text:h>
      <text:h text:style-name="Question" text:outline-level="2" text:is-list-header="true">What versions of Java does Celtix support?</text:h>
      <text:p text:style-name="Answer">Celtix supports Java 1.5. It is not backward compatible?</text:p>
      <text:h text:style-name="Question" text:outline-level="2" text:is-list-header="true">Does Celtix support development languages other than Java?</text:h>
      <text:p text:style-name="Answer">Yes. Celtix supports the development of services using Javascript and E4X.</text:p>
      <text:h text:style-name="S_5f_Section" text:outline-level="1" text:is-list-header="true">Tools</text:h>
      <text:h text:style-name="Question" text:outline-level="2" text:is-list-header="true">Does Celtix provide any tools to assist in developing applications with Celtix?</text:h>
      <text:p text:style-name="Answer">Celtix includes a number of command-line based tools for generating the artifacts needed to develop applications with Celtix. These include:</text:p>
      <text:list text:style-name="List_20_1">
        <text:list-item>
          <text:p text:style-name="P4"><text:span text:style-name="Code_20_in_20_Text">wsdl2java</text:span> for generating Java code from a service contract.</text:p>
        </text:list-item>
        <text:list-item>
          <text:p text:style-name="P4"><text:span text:style-name="Code_20_in_20_Text">java2wsdl</text:span> for generating a service contract from a Java class.</text:p>
        </text:list-item>
        <text:list-item>
          <text:p text:style-name="P4"><text:span text:style-name="Code_20_in_20_Text">xsd2wsdl</text:span> for generating a service contract from an XMLSchema document.</text:p>
        </text:list-item>
      </text:list>
      <text:p text:style-name="Answer">In addition there are a number of command lines tools for manipulating service contracts.</text:p>
      <text:h text:style-name="Question" text:outline-level="2" text:is-list-header="true">Are there any GUI tools for working with Celtix?</text:h>
      <text:p text:style-name="Answer">No. Celtix is working with the STP project at the Eclipse project to develop GUI based tools for working with SOAs.</text:p>
      <text:h text:style-name="S_5f_Section" text:outline-level="1" text:is-list-header="true">Orchestration</text:h>
      <text:h text:style-name="Question" text:outline-level="2" text:is-list-header="true">Does Cetlix provide any orchestration features?</text:h>
      <text:p text:style-name="Answer">No. However, Celtix services can be orchestrated using a number of BPEL engines. There is a demo illustrating Celtix working with Intalio's BPEL offering on the demo page at <text:a xlink:type="simple" xlink:href="http://celtix.objectweb.org/demos/index.html">http://celtix.objectweb.org/demos/index.html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Arial" svg:font-family="Arial"/>
    <style:font-face style:name="DIN-Regular" svg:font-family="DIN-Regular"/>
    <style:font-face style:name="Tahoma1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 Unicode MS" svg:font-family="'Arial Unicode MS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Regular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2pt" fo:language="en" fo:country="US" style:font-name-asian="Arial Unicode MS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665in" fo:margin-bottom="0.1965in" fo:keep-with-next="always"/>
      <style:text-properties style:font-name="Arial1" fo:font-size="14pt" style:font-name-asian="Arial Unicode MS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style:font-name="Times New Roman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List" style:family="paragraph" style:parent-style-name="Text_20_body" style:class="list">
      <style:text-properties style:font-name="DIN-Regular" style:font-name-complex="Tahoma1"/>
    </style:style>
    <style:style style:name="Numbering_20_1" style:display-name="Numbering 1" style:family="paragraph" style:parent-style-name="List" style:class="list">
      <style:paragraph-properties fo:margin-left="0.25in" fo:margin-right="0in" fo:margin-top="0in" fo:margin-bottom="0.0835in" fo:text-indent="-0.25in" style:auto-text-indent="false"/>
    </style:style>
    <style:style style:name="Numbering_20_2" style:display-name="Numbering 2" style:family="paragraph" style:parent-style-name="List" style:list-style-name="Numbering_20_2" style:class="list">
      <style:paragraph-properties fo:margin-left="0.5in" fo:margin-right="0in" fo:margin-top="0in" fo:margin-bottom="0.0835in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fo:text-indent="-0.25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fo:padding="0in" fo:border-left="none" fo:border-right="none" fo:border-top="none" fo:border-bottom="0.0138in solid #9999cc" style:shadow="none" text:number-lines="false" text:line-number="0"/>
      <style:text-properties fo:color="#cc6633"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itle" style:family="paragraph" style:parent-style-name="Heading" style:next-style-name="Question" style:class="chapter">
      <style:paragraph-properties fo:text-align="start" style:justify-single-word="false" fo:background-color="transparent" fo:padding="0in" fo:border-left="none" fo:border-right="none" fo:border-top="none" fo:border-bottom="0.0346in solid #9999cc" style:shadow="none">
        <style:tab-stops/>
        <style:background-image/>
      </style:paragraph-properties>
      <style:text-properties fo:color="#cc6633" fo:font-size="18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Question" style:family="paragraph" style:parent-style-name="Heading_20_2" style:next-style-name="Answer" style:class="text" style:default-outline-level="2">
      <style:paragraph-properties fo:margin-top="0.2in" fo:margin-bottom="0.05in" fo:background-color="transparent" fo:padding="0in" fo:border-left="none" fo:border-right="none" fo:border-top="none" fo:border-bottom="0.0071in solid #ccccff" style:shadow="none">
        <style:tab-stops/>
        <style:background-image/>
      </style:paragraph-properties>
      <style:text-properties fo:color="#cc6633" fo:font-size="14pt" fo:font-style="normal"/>
    </style:style>
    <style:style style:name="Answer" style:family="paragraph" style:parent-style-name="Text_20_body" style:class="text">
      <style:paragraph-properties fo:margin-top="0.0098in" fo:margin-bottom="0.0598in" fo:text-align="justify" style:justify-single-word="false" fo:keep-together="always" fo:background-color="transparent">
        <style:background-image/>
      </style:paragraph-properties>
      <style:text-properties fo:font-size="12pt"/>
    </style:style>
    <style:style style:name="C_5f_Code" style:display-name="C_Code" style:family="paragraph" style:parent-style-name="Answer" style:class="text">
      <style:paragraph-properties fo:margin-left="0.25in" fo:margin-right="0.25in" fo:margin-top="0in" fo:margin-bottom="0in" fo:text-indent="0in" style:auto-text-indent="false" fo:background-color="#e6e6e6" fo:padding="0.0402in" fo:border="0.0008in solid #000000" style:shadow="none">
        <style:background-image/>
      </style:paragraph-properties>
      <style:text-properties fo:color="#800000" style:font-name="Courier New" fo:font-size="11pt"/>
    </style:style>
    <style:style style:name="LNI_5f_ListNumberIndent" style:display-name="LNI_ListNumberIndent" style:family="paragraph" style:parent-style-name="Numbering_20_2">
      <style:paragraph-properties text:number-lines="true" text:line-number="0"/>
    </style:style>
    <style:style style:name="LNF_5f_ListNumberFirst" style:display-name="LNF_ListNumberFirst" style:family="paragraph" style:parent-style-name="Numbering_20_1" style:next-style-name="LN_5f_ListNumber" style:list-style-name="Numbering_20_1">
      <style:paragraph-properties text:number-lines="true" text:line-number="1"/>
      <style:text-properties style:font-name="Arial2"/>
    </style:style>
    <style:style style:name="LN_5f_ListNumber" style:display-name="LN_ListNumber" style:family="paragraph" style:parent-style-name="Text_20_body" style:list-style-name="Numbering_20_1"/>
    <style:style style:name="LNIF_5f_ListNumberIndentFirst" style:display-name="LNIF_ListNumberIndentFirst" style:family="paragraph" style:parent-style-name="Numbering_20_2" style:next-style-name="LNI_5f_ListNumberIndent" style:list-style-name="Numbering_20_2">
      <style:paragraph-properties text:number-lines="true" text:line-number="1"/>
      <style:text-properties style:font-name="Arial2"/>
    </style:style>
    <style:style style:name="LC_5f_ListContinue" style:display-name="LC_ListContinue" style:family="paragraph" style:parent-style-name="Text_20_body_20_indent">
      <style:paragraph-properties fo:margin-left="0.2in" fo:margin-right="0in" fo:text-indent="0in" style:auto-text-indent="false"/>
    </style:style>
    <style:style style:name="LCI_5f_ListContinueIndent" style:display-name="LCI_ListContinueIndent" style:family="paragraph" style:parent-style-name="LC_5f_ListContinue">
      <style:paragraph-properties fo:margin-left="0.45in" fo:margin-right="0in" fo:text-indent="0in" style:auto-text-indent="false" text:number-lines="false" text:line-number="0"/>
    </style:style>
    <style:style style:name="LB_5f_ListBullet" style:display-name="LB_ListBullet" style:family="paragraph" style:parent-style-name="Text_20_body" style:list-style-name="List_20_1">
      <style:paragraph-properties fo:margin-left="0in" fo:margin-right="0in" fo:text-indent="0in" style:auto-text-indent="false"/>
    </style:style>
    <style:style style:name="LBI_5f_ListBulletIndent" style:display-name="LBI_ListBulletIndent" style:family="paragraph" style:parent-style-name="List_20_2" style:list-style-name="List_20_1">
      <style:text-properties style:font-name="Arial2"/>
    </style:style>
    <style:style style:name="S_5f_Section" style:display-name="S_Section" style:family="paragraph" style:parent-style-name="Heading_20_1" style:next-style-name="Question" style:default-outline-level="1">
      <style:paragraph-properties fo:margin-top="0.2in" fo:margin-bottom="0.1in" fo:padding="0in" fo:border-left="none" fo:border-right="none" fo:border-top="none" fo:border-bottom="0.0138in solid #ccccff" style:shadow="none">
        <style:tab-stops/>
      </style:paragraph-properties>
      <style:text-properties fo:color="#cc6633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User_20_Entry" style:display-name="User Entry" style:family="text" style:parent-style-name="Code_20_in_20_Text">
      <style:text-properties style:font-name="Courier New1" fo:font-weight="bold" style:font-name-asian="Courier New1" style:font-name-complex="Courier New1"/>
    </style:style>
    <style:style style:name="Code_20_in_20_Text" style:display-name="Code in Text" style:family="text">
      <style:text-properties fo:color="#800000" style:font-name="Courier New" fo:font-size="11pt"/>
    </style:style>
    <style:style style:name="Code_20_Emphasis" style:display-name="Code Emphasis" style:family="text" style:parent-style-name="Code_20_in_20_Text">
      <style:text-properties fo:color="#800000" style:font-name="Courier New" fo:font-size="11pt" fo:font-style="italic"/>
    </style:style>
    <style:style style:name="UserInput" style:family="text">
      <style:text-properties fo:font-size="12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space-before="0.05in"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)" style:num-format="a">
        <style:list-level-properties text:min-label-width="0.1965in"/>
      </text:list-level-style-number>
      <text:list-level-style-number text:level="2" style:num-suffix=")" style:num-format="a" text:start-value="2">
        <style:list-level-properties text:space-before="0.1965in" text:min-label-width="0.1965in"/>
      </text:list-level-style-number>
      <text:list-level-style-number text:level="3" style:num-suffix=")" style:num-format="a" text:start-value="3">
        <style:list-level-properties text:space-before="0.3929in" text:min-label-width="0.3937in"/>
      </text:list-level-style-number>
      <text:list-level-style-number text:level="4" style:num-suffix=")" style:num-format="a" text:start-value="4">
        <style:list-level-properties text:space-before="0.7866in" text:min-label-width="0.4925in"/>
      </text:list-level-style-number>
      <text:list-level-style-number text:level="5" style:num-suffix=")" style:num-format="a" text:start-value="5">
        <style:list-level-properties text:space-before="1.2791in" text:min-label-width="0.5902in"/>
      </text:list-level-style-number>
      <text:list-level-style-number text:level="6" style:num-suffix=")" style:num-format="a" text:start-value="6">
        <style:list-level-properties text:space-before="1.8693in" text:min-label-width="0.7091in"/>
      </text:list-level-style-number>
      <text:list-level-style-number text:level="7" style:num-suffix=")" style:num-format="a" text:start-value="7">
        <style:list-level-properties text:space-before="2.5783in" text:min-label-width="0.9055in"/>
      </text:list-level-style-number>
      <text:list-level-style-number text:level="8" style:num-suffix=")" style:num-format="a" text:start-value="8">
        <style:list-level-properties text:space-before="3.4839in" text:min-label-width="1.0236in"/>
      </text:list-level-style-number>
      <text:list-level-style-number text:level="9" style:num-suffix=")" style:num-format="a" text:start-value="9">
        <style:list-level-properties text:space-before="4.5075in" text:min-label-width="1.1028in"/>
      </text:list-level-style-number>
      <text:list-level-style-number text:level="10" style:num-suffix=")" style:num-format="a" text:start-value="10">
        <style:list-level-properties text:space-before="5.6102in" text:min-label-width="1.2209in"/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Eric Johnson</meta:initial-creator>
    <meta:creation-date>2006-05-08T11:27:13</meta:creation-date>
    <dc:creator>Eric Johnson</dc:creator>
    <dc:date>2006-05-08T12:44:18</dc:date>
    <dc:language>en-US</dc:language>
    <meta:editing-cycles>128</meta:editing-cycles>
    <meta:editing-duration>PT1H16M29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2" meta:paragraph-count="43" meta:word-count="315" meta:character-count="2066"/>
  </office:meta>
</office:document-meta>
</file>

<file path=Basic/Standard/Celtix.xml><?xml version="1.0" encoding="utf-8"?>
<!DOCTYPE module  PUBLIC '-//OpenOffice.org//DTD OfficeDocument 1.0//EN'  'module.dtd'>
<script:module xmlns:script="http://openoffice.org/2000/script" script:name="Celtix" script:language="StarBasic">REM  *****  BASIC  *****

Sub Main

End Sub


sub Insert_List_Bullet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I_ListBullet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2"

dispatcher.executeDispatch(document, ".uno:NumRule", "", 0, args4())


end sub


sub Insert_List_Numb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F_ListNumber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1"

dispatcher.executeDispatch(document, ".uno:NumRule", "", 0, args4())

rem ----------------------------------------------------------------------
dim args5(1) as new com.sun.star.beans.PropertyValue
args5(0).Name = "LineNumber.CountLines"
args5(0).Value = true
args5(1).Name = "LineNumber.StartValue"
args5(1).Value = 0

dispatcher.executeDispatch(document, ".uno:LineNumber", "", 0, args5())

rem ----------------------------------------------------------------------
dim args6(0) as new com.sun.star.beans.PropertyValue
args6(0).Name = "NumberingStart"
args6(0).Value = true

dispatcher.executeDispatch(document, ".uno:NumberingStart", "", 0, args6())

rem ----------------------------------------------------------------------
dim args7(0) as new com.sun.star.beans.PropertyValue
args7(0).Name = "NumNewStartAt"
args7(0).Value = 1

dispatcher.executeDispatch(document, ".uno:NumNewStartAt", "", 0, args7())


end sub


sub Insert_List_Number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NIF_ListNumberIndentFirs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Numbering 2"

dispatcher.executeDispatch(document, ".uno:NumRule", "", 0, args4())

rem ----------------------------------------------------------------------
dim args5(0) as new com.sun.star.beans.PropertyValue
args5(0).Name = "NumberingStart"
args5(0).Value = true

dispatcher.executeDispatch(document, ".uno:NumberingStart", "", 0, args5())

rem ----------------------------------------------------------------------
dim args6(0) as new com.sun.star.beans.PropertyValue
args6(0).Name = "NumNewStartAt"
args6(0).Value = 1

dispatcher.executeDispatch(document, ".uno:NumNewStartAt", "", 0, args6())


end sub


sub Insert_List_Continu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_ListContinue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
sub Insert_List_Continue_Inden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CI_ListContinueInden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"

dispatcher.executeDispatch(document, ".uno:NumRule", "", 0, args4())


end sub

sub Insert_List_Bullet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GoToEndOfLine", "", 0, Array())

rem ----------------------------------------------------------------------
dispatcher.executeDispatch(document, ".uno:InsertPara", "", 0, Array())

rem ----------------------------------------------------------------------
dim args3(1) as new com.sun.star.beans.PropertyValue
args3(0).Name = "Template"
args3(0).Value = "LB_ListBullet"
args3(1).Name = "Family"
args3(1).Value = 2

dispatcher.executeDispatch(document, ".uno:StyleApply", "", 0, args3())

rem ----------------------------------------------------------------------
dim args4(0) as new com.sun.star.beans.PropertyValue
args4(0).Name = "NumRule"
args4(0).Value = "List 1"

dispatcher.executeDispatch(document, ".uno:NumRule", "", 0, args4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eltix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